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fo:font-size="10pt"/>
    </style:style>
    <style:style style:name="T3" style:family="text">
      <style:text-properties style:font-size-asian="10pt"/>
    </style:style>
    <style:style style:name="T4" style:family="text">
      <style:text-properties style:font-size-complex="10pt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4818*" fo:start-indent="0cm" fo:end-indent="0.499cm"/>
          <style:column style:rel-width="4820*" fo:start-indent="0.49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Dec <text:tab/> Hex <text:tab/> Bin</text:p>
        <text:p text:style-name="P1"><text:s text:c="2"/>0<text:tab/>0x00<text:tab/>0000 0000</text:p>
        <text:p text:style-name="P1"><text:s text:c="2"/>1<text:tab/>0x01<text:tab/>0000 0001</text:p>
        <text:p text:style-name="P1"><text:s text:c="2"/>2<text:tab/>0x02<text:tab/>0000 0010</text:p>
        <text:p text:style-name="P1"><text:s text:c="2"/>3<text:tab/>0x03<text:tab/>0000 0011</text:p>
        <text:p text:style-name="P1"><text:s text:c="2"/>4<text:tab/>0x04<text:tab/>0000 0100</text:p>
        <text:p text:style-name="P1"><text:s text:c="2"/>5<text:tab/>0x05<text:tab/>0000 0101</text:p>
        <text:p text:style-name="P1"><text:s text:c="2"/>6<text:tab/>0x06<text:tab/>0000 0110</text:p>
        <text:p text:style-name="P1"><text:s text:c="2"/>7<text:tab/>0x07<text:tab/>0000 0111</text:p>
        <text:p text:style-name="P1"><text:s text:c="2"/>8<text:tab/>0x08<text:tab/>0000 1000</text:p>
        <text:p text:style-name="P1"><text:s text:c="2"/>9<text:tab/>0x09<text:tab/>0000 1001</text:p>
        <text:p text:style-name="P1"><text:s/>10<text:tab/>0x0A<text:tab/>0000 1010</text:p>
        <text:p text:style-name="P1"><text:s/>11<text:tab/>0x0B<text:tab/>0000 1011</text:p>
        <text:p text:style-name="P1"><text:s/>12<text:tab/>0x0C<text:tab/>0000 1100</text:p>
        <text:p text:style-name="P1"><text:s/>13<text:tab/>0x0D<text:tab/>0000 1101</text:p>
        <text:p text:style-name="P1"><text:s/>14<text:tab/>0x0E<text:tab/>0000 1110</text:p>
        <text:p text:style-name="P1"><text:s/>15<text:tab/>0x0F<text:tab/>0000 1111</text:p>
        <text:p text:style-name="P1"><text:s/>16<text:tab/>0x10<text:tab/>0001 0000</text:p>
        <text:p text:style-name="P1"><text:s/>17<text:tab/>0x11<text:tab/>0001 0001</text:p>
        <text:p text:style-name="P1"><text:s/>18<text:tab/>0x12<text:tab/>0001 0010</text:p>
        <text:p text:style-name="P1"><text:s/>19<text:tab/>0x13<text:tab/>0001 0011</text:p>
        <text:p text:style-name="P1"><text:s/>20<text:tab/>0x14<text:tab/>0001 0100</text:p>
        <text:p text:style-name="P1"><text:s/>21<text:tab/>0x15<text:tab/>0001 0101</text:p>
        <text:p text:style-name="P1"><text:s/>22<text:tab/>0x16<text:tab/>0001 0110</text:p>
        <text:p text:style-name="P1"><text:s/>23<text:tab/>0x17<text:tab/>0001 0111</text:p>
        <text:p text:style-name="P1"><text:s/>24<text:tab/>0x18<text:tab/>0001 1000</text:p>
        <text:p text:style-name="P1"><text:s/>25<text:tab/>0x19<text:tab/>0001 1001</text:p>
        <text:p text:style-name="P1"><text:s/>26<text:tab/>0x1A<text:tab/>0001 1010</text:p>
        <text:p text:style-name="P1"><text:s/>27<text:tab/>0x1B<text:tab/>0001 1011</text:p>
        <text:p text:style-name="P1"><text:s/>28<text:tab/>0x1C<text:tab/>0001 1100</text:p>
        <text:p text:style-name="P1"><text:s/>29<text:tab/>0x1D<text:tab/>0001 1101</text:p>
        <text:p text:style-name="P1"><text:s/>30<text:tab/>0x1E<text:tab/>0001 1110</text:p>
        <text:p text:style-name="P1"><text:s/>31<text:tab/>0x1F<text:tab/>0001 1111</text:p>
        <text:p text:style-name="P1"><text:s/>32<text:tab/>0x20<text:tab/>0010 0000</text:p>
        <text:p text:style-name="P1"><text:s/>33<text:tab/>0x21<text:tab/>0010 0001</text:p>
        <text:p text:style-name="P1"><text:s/>34<text:tab/>0x22<text:tab/>0010 0010</text:p>
        <text:p text:style-name="P1"><text:s/>35<text:tab/>0x23<text:tab/>0010 0011</text:p>
        <text:p text:style-name="P1"><text:s/>36<text:tab/>0x24<text:tab/>0010 0100</text:p>
        <text:p text:style-name="P1"><text:s/>37<text:tab/>0x25<text:tab/>0010 0101</text:p>
        <text:p text:style-name="P1"><text:s/>38<text:tab/>0x26<text:tab/>0010 0110</text:p>
        <text:p text:style-name="P1"><text:s/>39<text:tab/>0x27<text:tab/>0010 0111</text:p>
        <text:p text:style-name="P1"><text:s/>40<text:tab/>0x28<text:tab/>0010 1000</text:p>
        <text:p text:style-name="P1"><text:s/>41<text:tab/>0x29<text:tab/>0010 1001</text:p>
        <text:p text:style-name="P1"><text:s/>42<text:tab/>0x2A<text:tab/>0010 1010</text:p>
        <text:p text:style-name="P1"><text:s/>43<text:tab/>0x2B<text:tab/>0010 1011</text:p>
        <text:p text:style-name="P1"><text:s/>44<text:tab/>0x2C<text:tab/>0010 1100</text:p>
        <text:p text:style-name="P1"><text:s/>45<text:tab/>0x2D<text:tab/>0010 1101</text:p>
        <text:p text:style-name="P1"><text:s/>46<text:tab/>0x2E<text:tab/>0010 1110</text:p>
        <text:p text:style-name="P1"><text:s/>47<text:tab/>0x2F<text:tab/>0010 1111</text:p>
        <text:p text:style-name="P1"><text:s/>48<text:tab/>0x30<text:tab/>0011 0000</text:p>
        <text:p text:style-name="P1"><text:s/>49<text:tab/>0x31<text:tab/>0011 0001</text:p>
        <text:p text:style-name="P1"><text:s/>50<text:tab/>0x32<text:tab/>0011 0010</text:p>
        <text:p text:style-name="P1"><text:s/>51<text:tab/>0x33<text:tab/>0011 0011</text:p>
        <text:p text:style-name="P1"><text:s/>52<text:tab/>0x34<text:tab/>0011 0100</text:p>
        <text:p text:style-name="P1"><text:s/>53<text:tab/>0x35<text:tab/>0011 0101</text:p>
        <text:p text:style-name="P1"><text:s/>54<text:tab/>0x36<text:tab/>0011 0110</text:p>
        <text:p text:style-name="P1"><text:s/>55<text:tab/>0x37<text:tab/>0011 0111</text:p>
        <text:p text:style-name="P1"><text:s/>56<text:tab/>0x38<text:tab/>0011 1000</text:p>
        <text:p text:style-name="P1"><text:s/>57<text:tab/>0x39<text:tab/>0011 1001</text:p>
        <text:p text:style-name="P1"><text:s/>58<text:tab/>0x3A<text:tab/>0011 1010</text:p>
        <text:p text:style-name="P1"><text:s/>59<text:tab/>0x3B<text:tab/>0011 1011</text:p>
        <text:p text:style-name="P1"><text:s/>60<text:tab/>0x3C<text:tab/>0011 1100</text:p>
        <text:p text:style-name="P1"><text:s/>61<text:tab/>0x3D<text:tab/>0011 1101</text:p>
        <text:p text:style-name="P1"><text:s/>62<text:tab/>0x3E<text:tab/>0011 1110</text:p>
        <text:p text:style-name="P1"><text:s/>63<text:tab/>0x3F<text:tab/>0011 1111</text:p>
        <text:p text:style-name="P1"><text:s/>64<text:tab/>0x40<text:tab/>0100 0000</text:p>
        <text:p text:style-name="P1"><text:s/>65<text:tab/>0x41<text:tab/>0100 0001</text:p>
        <text:p text:style-name="P1"><text:s/>66<text:tab/>0x42<text:tab/>0100 0010</text:p>
        <text:p text:style-name="P1"><text:s/>67<text:tab/>0x43<text:tab/>0100 0011</text:p>
        <text:p text:style-name="P1"><text:s/>68<text:tab/>0x44<text:tab/>0100 0100</text:p>
        <text:p text:style-name="P1"><text:s/>69<text:tab/>0x45<text:tab/>0100 0101</text:p>
        <text:p text:style-name="P1"><text:s/>70<text:tab/>0x46<text:tab/>0100 0110</text:p>
        <text:p text:style-name="P1"><text:s/>71<text:tab/>0x47<text:tab/>0100 0111</text:p>
        <text:p text:style-name="P1"><text:s/>72<text:tab/>0x48<text:tab/>0100 1000</text:p>
        <text:p text:style-name="P1"><text:s/>73<text:tab/>0x49<text:tab/>0100 1001</text:p>
        <text:p text:style-name="P1"><text:s/>74<text:tab/>0x4A<text:tab/>0100 1010</text:p>
        <text:p text:style-name="P1"><text:s/>75<text:tab/>0x4B<text:tab/>0100 1011</text:p>
        <text:p text:style-name="P1"><text:s/>76<text:tab/>0x4C<text:tab/>0100 1100</text:p>
        <text:p text:style-name="P1"><text:s/>77<text:tab/>0x4D<text:tab/>0100 1101</text:p>
        <text:p text:style-name="P1"><text:s/>78<text:tab/>0x4E<text:tab/>0100 1110</text:p>
        <text:p text:style-name="P1"><text:s/>79<text:tab/>0x4F<text:tab/>0100 1111</text:p>
        <text:p text:style-name="P1"><text:s/>80<text:tab/>0x50<text:tab/>0101 0000</text:p>
        <text:p text:style-name="P1"><text:s/>81<text:tab/>0x51<text:tab/>0101 0001</text:p>
        <text:p text:style-name="P1"><text:s/>82<text:tab/>0x52<text:tab/>0101 0010</text:p>
        <text:p text:style-name="P1"><text:s/>83<text:tab/>0x53<text:tab/>0101 0011</text:p>
        <text:p text:style-name="P1"><text:s/>84<text:tab/>0x54<text:tab/>0101 0100</text:p>
        <text:p text:style-name="P1"><text:s/>85<text:tab/>0x55<text:tab/>0101 0101</text:p>
        <text:p text:style-name="P1"><text:s/>86<text:tab/>0x56<text:tab/>0101 0110</text:p>
        <text:p text:style-name="P1"><text:s/>87<text:tab/>0x57<text:tab/>0101 0111</text:p>
        <text:p text:style-name="P1"><text:s/>88<text:tab/>0x58<text:tab/>0101 1000</text:p>
        <text:p text:style-name="P1"><text:s/>89<text:tab/>0x59<text:tab/>0101 1001</text:p>
        <text:p text:style-name="P1"><text:s/>90<text:tab/>0x5A<text:tab/>0101 1010</text:p>
        <text:p text:style-name="P1"><text:s/>91<text:tab/>0x5B<text:tab/>0101 1011</text:p>
        <text:p text:style-name="P1"><text:s/>92<text:tab/>0x5C<text:tab/>0101 1100</text:p>
        <text:p text:style-name="P1"><text:s/>93<text:tab/>0x5D<text:tab/>0101 1101</text:p>
        <text:p text:style-name="P1"><text:s/>94<text:tab/>0x5E<text:tab/>0101 1110</text:p>
        <text:p text:style-name="P1"><text:s/>95<text:tab/>0x5F<text:tab/>0101 1111</text:p>
        <text:p text:style-name="P1"><text:s/>96<text:tab/>0x60<text:tab/>0110 0000</text:p>
        <text:p text:style-name="P1"><text:s/>97<text:tab/>0x61<text:tab/>0110 0001</text:p>
        <text:p text:style-name="P1"><text:s/>98<text:tab/>0x62<text:tab/>0110 0010</text:p>
        <text:p text:style-name="P1"><text:s/>99<text:tab/>0x63<text:tab/>0110 0011</text:p>
        <text:p text:style-name="P1">100<text:tab/>0x64<text:tab/>0110 0100</text:p>
        <text:p text:style-name="P1">101<text:tab/>0x65<text:tab/>0110 0101</text:p>
        <text:p text:style-name="P1">102<text:tab/>0x66<text:tab/>0110 0110</text:p>
        <text:p text:style-name="P1">103<text:tab/>0x67<text:tab/>0110 0111</text:p>
        <text:p text:style-name="P1">104<text:tab/>0x68<text:tab/>0110 1000</text:p>
        <text:p text:style-name="P1">105<text:tab/>0x69<text:tab/>0110 1001</text:p>
        <text:p text:style-name="P1">106<text:tab/>0x6A<text:tab/>0110 1010</text:p>
        <text:p text:style-name="P1">107<text:tab/>0x6B<text:tab/>0110 1011</text:p>
        <text:p text:style-name="P1">108<text:tab/>0x6C<text:tab/>0110 1100</text:p>
        <text:p text:style-name="P1">109<text:tab/>0x6D<text:tab/>0110 1101</text:p>
        <text:p text:style-name="P1">110<text:tab/>0x6E<text:tab/>0110 1110</text:p>
        <text:p text:style-name="P1">111<text:tab/>0x6F<text:tab/>0110 1111</text:p>
        <text:p text:style-name="P1">112<text:tab/>0x70<text:tab/>0111 0000</text:p>
        <text:p text:style-name="P1">113<text:tab/>0x71<text:tab/>0111 0001</text:p>
        <text:p text:style-name="P1">114<text:tab/>0x72<text:tab/>0111 0010</text:p>
        <text:p text:style-name="P1">115<text:tab/>0x73<text:tab/>0111 0011</text:p>
        <text:p text:style-name="P1">116<text:tab/>0x74<text:tab/>0111 0100</text:p>
        <text:p text:style-name="P1">117<text:tab/>0x75<text:tab/>0111 0101</text:p>
        <text:p text:style-name="P1">118<text:tab/>0x76<text:tab/>0111 0110</text:p>
        <text:p text:style-name="P1">119<text:tab/>0x77<text:tab/>0111 0111</text:p>
        <text:p text:style-name="P1">120<text:tab/>0x78<text:tab/>0111 1000</text:p>
        <text:p text:style-name="P1">121<text:tab/>0x79<text:tab/>0111 1001</text:p>
        <text:p text:style-name="P1">122<text:tab/>0x7A<text:tab/>0111 1010</text:p>
        <text:p text:style-name="P1">123<text:tab/>0x7B<text:tab/>0111 1011</text:p>
        <text:p text:style-name="P1">124<text:tab/>0x7C<text:tab/>0111 1100</text:p>
        <text:p text:style-name="P1">125<text:tab/>0x7D<text:tab/>0111 1101</text:p>
        <text:p text:style-name="P1">126<text:tab/>0x7E<text:tab/>0111 1110</text:p>
        <text:p text:style-name="P1">127<text:tab/>0x7F<text:tab/>0111 1111</text:p>
        <text:p text:style-name="P1">128<text:tab/>0x80<text:tab/>1000 0000</text:p>
        <text:p text:style-name="P1"><text:soft-page-break/>129<text:tab/>0x81<text:tab/>1000 0001</text:p>
        <text:p text:style-name="P1">130<text:tab/>0x82<text:tab/>1000 0010</text:p>
        <text:p text:style-name="P1">131<text:tab/>0x83<text:tab/>1000 0011</text:p>
        <text:p text:style-name="P1">132<text:tab/>0x84<text:tab/>1000 0100</text:p>
        <text:p text:style-name="P1">133<text:tab/>0x85<text:tab/>1000 0101</text:p>
        <text:p text:style-name="P1">134<text:tab/>0x86<text:tab/>1000 0110</text:p>
        <text:p text:style-name="P1">135<text:tab/>0x87<text:tab/>1000 0111</text:p>
        <text:p text:style-name="P1">136<text:tab/>0x88<text:tab/>1000 1000</text:p>
        <text:p text:style-name="P1">137<text:tab/>0x89<text:tab/>1000 1001</text:p>
        <text:p text:style-name="P1">138<text:tab/>0x8A<text:tab/>1000 1010</text:p>
        <text:p text:style-name="P1">139<text:tab/>0x8B<text:tab/>1000 1011</text:p>
        <text:p text:style-name="P1">140<text:tab/>0x8C<text:tab/>1000 1100</text:p>
        <text:p text:style-name="P1">141<text:tab/>0x8D<text:tab/>1000 1101</text:p>
        <text:p text:style-name="P1">142<text:tab/>0x8E<text:tab/>1000 1110</text:p>
        <text:p text:style-name="P1">143<text:tab/>0x8F<text:tab/>1000 1111</text:p>
        <text:p text:style-name="P1">144<text:tab/>0x90<text:tab/>1001 0000</text:p>
        <text:p text:style-name="P1">145<text:tab/>0x91<text:tab/>1001 0001</text:p>
        <text:p text:style-name="P1">146<text:tab/>0x92<text:tab/>1001 0010</text:p>
        <text:p text:style-name="P1">147<text:tab/>0x93<text:tab/>1001 0011</text:p>
        <text:p text:style-name="P1">148<text:tab/>0x94<text:tab/>1001 0100</text:p>
        <text:p text:style-name="P1">149<text:tab/>0x95<text:tab/>1001 0101</text:p>
        <text:p text:style-name="P1">150<text:tab/>0x96<text:tab/>1001 0110</text:p>
        <text:p text:style-name="P1">151<text:tab/>0x97<text:tab/>1001 0111</text:p>
        <text:p text:style-name="P1">152<text:tab/>0x98<text:tab/>1001 1000</text:p>
        <text:p text:style-name="P1">153<text:tab/>0x99<text:tab/>1001 1001</text:p>
        <text:p text:style-name="P1">154<text:tab/>0x9A<text:tab/>1001 1010</text:p>
        <text:p text:style-name="P1">155<text:tab/>0x9B<text:tab/>1001 1011</text:p>
        <text:p text:style-name="P1">156<text:tab/>0x9C<text:tab/>1001 1100</text:p>
        <text:p text:style-name="P1">157<text:tab/>0x9D<text:tab/>1001 1101</text:p>
        <text:p text:style-name="P1">158<text:tab/>0x9E<text:tab/>1001 1110</text:p>
        <text:p text:style-name="P1">159<text:tab/>0x9F<text:tab/>1001 1111</text:p>
        <text:p text:style-name="P1">160<text:tab/>0xA0<text:tab/>1010 0000</text:p>
        <text:p text:style-name="P1">161<text:tab/>0xA1<text:tab/>1010 0001</text:p>
        <text:p text:style-name="P1">162<text:tab/>0xA2<text:tab/>1010 0010</text:p>
        <text:p text:style-name="P1">163<text:tab/>0xA3<text:tab/>1010 0011</text:p>
        <text:p text:style-name="P1">164<text:tab/>0xA4<text:tab/>1010 0100</text:p>
        <text:p text:style-name="P1">165<text:tab/>0xA5<text:tab/>1010 0101</text:p>
        <text:p text:style-name="P1">166<text:tab/>0xA6<text:tab/>1010 0110</text:p>
        <text:p text:style-name="P1">167<text:tab/>0xA7<text:tab/>1010 0111</text:p>
        <text:p text:style-name="P1">168<text:tab/>0xA8<text:tab/>1010 1000</text:p>
        <text:p text:style-name="P1">169<text:tab/>0xA9<text:tab/>1010 1001</text:p>
        <text:p text:style-name="P1">170<text:tab/>0xAA<text:tab/>1010 1010</text:p>
        <text:p text:style-name="P1">171<text:tab/>0xAB<text:tab/>1010 1011</text:p>
        <text:p text:style-name="P1">172<text:tab/>0xAC<text:tab/>1010 1100</text:p>
        <text:p text:style-name="P1">173<text:tab/>0xAD<text:tab/>1010 1101</text:p>
        <text:p text:style-name="P1">174<text:tab/>0xAE<text:tab/>1010 1110</text:p>
        <text:p text:style-name="P1">175<text:tab/>0xAF<text:tab/>1010 1111</text:p>
        <text:p text:style-name="P1">176<text:tab/>0xB0<text:tab/>1011 0000</text:p>
        <text:p text:style-name="P1">177<text:tab/>0xB1<text:tab/>1011 0001</text:p>
        <text:p text:style-name="P1">178<text:tab/>0xB2<text:tab/>1011 0010</text:p>
        <text:p text:style-name="P1">179<text:tab/>0xB3<text:tab/>1011 0011</text:p>
        <text:p text:style-name="P1">180<text:tab/>0xB4<text:tab/>1011 0100</text:p>
        <text:p text:style-name="P1">181<text:tab/>0xB5<text:tab/>1011 0101</text:p>
        <text:p text:style-name="P1">182<text:tab/>0xB6<text:tab/>1011 0110</text:p>
        <text:p text:style-name="P1">183<text:tab/>0xB7<text:tab/>1011 0111</text:p>
        <text:p text:style-name="P1">184<text:tab/>0xB8<text:tab/>1011 1000</text:p>
        <text:p text:style-name="P1">185<text:tab/>0xB9<text:tab/>1011 1001</text:p>
        <text:p text:style-name="P1">186<text:tab/>0xBA<text:tab/>1011 1010</text:p>
        <text:p text:style-name="P1">187<text:tab/>0xBB<text:tab/>1011 1011</text:p>
        <text:p text:style-name="P1">188<text:tab/>0xBC<text:tab/>1011 1100</text:p>
        <text:p text:style-name="P1">189<text:tab/>0xBD<text:tab/>1011 1101</text:p>
        <text:p text:style-name="P1">190<text:tab/>0xBE<text:tab/>1011 1110</text:p>
        <text:p text:style-name="P1">191<text:tab/>0xBF<text:tab/>1011 1111</text:p>
        <text:p text:style-name="P1">192<text:tab/>0xC0<text:tab/>1100 0000</text:p>
        <text:p text:style-name="P1">193<text:tab/>0xC1<text:tab/>1100 0001</text:p>
        <text:p text:style-name="P1">194<text:tab/>0xC2<text:tab/>1100 0010</text:p>
        <text:p text:style-name="P1">195<text:tab/>0xC3<text:tab/>1100 0011</text:p>
        <text:p text:style-name="P1">196<text:tab/>0xC4<text:tab/>1100 0100</text:p>
        <text:p text:style-name="P1">197<text:tab/>0xC5<text:tab/>1100 0101</text:p>
        <text:p text:style-name="P1">198<text:tab/>0xC6<text:tab/>1100 0110</text:p>
        <text:p text:style-name="P1">199<text:tab/>0xC7<text:tab/>1100 0111</text:p>
        <text:p text:style-name="P1">200<text:tab/>0xC8<text:tab/>1100 1000</text:p>
        <text:p text:style-name="P1">201<text:tab/>0xC9<text:tab/>1100 1001</text:p>
        <text:p text:style-name="P1">202<text:tab/>0xCA<text:tab/>1100 1010</text:p>
        <text:p text:style-name="P1">203<text:tab/>0xCB<text:tab/>1100 1011</text:p>
        <text:p text:style-name="P1">204<text:tab/>0xCC<text:tab/>1100 1100</text:p>
        <text:p text:style-name="P1">205<text:tab/>0xCD<text:tab/>1100 1101</text:p>
        <text:p text:style-name="P1">206<text:tab/>0xCE<text:tab/>1100 1110</text:p>
        <text:p text:style-name="P1">207<text:tab/>0xCF<text:tab/>1100 1111</text:p>
        <text:p text:style-name="P1">208<text:tab/>0xD0<text:tab/>1101 0000</text:p>
        <text:p text:style-name="P1">209<text:tab/>0xD1<text:tab/>1101 0001</text:p>
        <text:p text:style-name="P1">210<text:tab/>0xD2<text:tab/>1101 0010</text:p>
        <text:p text:style-name="P1">211<text:tab/>0xD3<text:tab/>1101 0011</text:p>
        <text:p text:style-name="P1">212<text:tab/>0xD4<text:tab/>1101 0100</text:p>
        <text:p text:style-name="P1">213<text:tab/>0xD5<text:tab/>1101 0101</text:p>
        <text:p text:style-name="P1">214<text:tab/>0xD6<text:tab/>1101 0110</text:p>
        <text:p text:style-name="P1">215<text:tab/>0xD7<text:tab/>1101 0111</text:p>
        <text:p text:style-name="P1">216<text:tab/>0xD8<text:tab/>1101 1000</text:p>
        <text:p text:style-name="P1">217<text:tab/>0xD9<text:tab/>1101 1001</text:p>
        <text:p text:style-name="P1">218<text:tab/>0xDA<text:tab/>1101 1010</text:p>
        <text:p text:style-name="P1">219<text:tab/>0xDB<text:tab/>1101 1011</text:p>
        <text:p text:style-name="P1">220<text:tab/>0xDC<text:tab/>1101 1100</text:p>
        <text:p text:style-name="P1">221<text:tab/>0xDD<text:tab/>1101 1101</text:p>
        <text:p text:style-name="P1">222<text:tab/>0xDE<text:tab/>1101 1110</text:p>
        <text:p text:style-name="P1">223<text:tab/>0xDF<text:tab/>1101 1111</text:p>
        <text:p text:style-name="P1">224<text:tab/>0xE0<text:tab/>1110 0000</text:p>
        <text:p text:style-name="P1">225<text:tab/>0xE1<text:tab/>1110 0001</text:p>
        <text:p text:style-name="P1">226<text:tab/>0xE2<text:tab/>1110 0010</text:p>
        <text:p text:style-name="P1">227<text:tab/>0xE3<text:tab/>1110 0011</text:p>
        <text:p text:style-name="P1">228<text:tab/>0xE4<text:tab/>1110 0100</text:p>
        <text:p text:style-name="P1">229<text:tab/>0xE5<text:tab/>1110 0101</text:p>
        <text:p text:style-name="P1">230<text:tab/>0xE6<text:tab/>1110 0110</text:p>
        <text:p text:style-name="P1">231<text:tab/>0xE7<text:tab/>1110 0111</text:p>
        <text:p text:style-name="P1">232<text:tab/>0xE8<text:tab/>1110 1000</text:p>
        <text:p text:style-name="P1">233<text:tab/>0xE9<text:tab/>1110 1001</text:p>
        <text:p text:style-name="P1">234<text:tab/>0xEA<text:tab/>1110 1010</text:p>
        <text:p text:style-name="P1">235<text:tab/>0xEB<text:tab/>1110 1011</text:p>
        <text:p text:style-name="P1">236<text:tab/>0xEC<text:tab/>1110 1100</text:p>
        <text:p text:style-name="P1">237<text:tab/>0xED<text:tab/>1110 1101</text:p>
        <text:p text:style-name="P1">238<text:tab/>0xEE<text:tab/>1110 1110</text:p>
        <text:p text:style-name="P1">239<text:tab/>0xEF<text:tab/>1110 1111</text:p>
        <text:p text:style-name="P1">240<text:tab/>0xF0<text:tab/>1111 0000</text:p>
        <text:p text:style-name="P1">241<text:tab/>0xF1<text:tab/>1111 0001</text:p>
        <text:p text:style-name="P1">242<text:tab/>0xF2<text:tab/>1111 0010</text:p>
        <text:p text:style-name="P1">243<text:tab/>0xF3<text:tab/>1111 0011</text:p>
        <text:p text:style-name="P1">244<text:tab/>0xF4<text:tab/>1111 0100</text:p>
        <text:p text:style-name="P1">245<text:tab/>0xF5<text:tab/>1111 0101</text:p>
        <text:p text:style-name="P1">246<text:tab/>0xF6<text:tab/>1111 0110</text:p>
        <text:p text:style-name="P1">247<text:tab/>0xF7<text:tab/>1111 0111</text:p>
        <text:p text:style-name="P1">248<text:tab/>0xF8<text:tab/>1111 1000</text:p>
        <text:p text:style-name="P1">249<text:tab/>0xF9<text:tab/>1111 1001</text:p>
        <text:p text:style-name="P1">250<text:tab/>0xFA<text:tab/>1111 1010</text:p>
        <text:p text:style-name="P1">251<text:tab/>0xFB<text:tab/>1111 1011</text:p>
        <text:p text:style-name="P1">252<text:tab/>0xFC<text:tab/>1111 1100</text:p>
        <text:p text:style-name="P1">253<text:tab/>0xFD<text:tab/>1111 1101</text:p>
        <text:p text:style-name="P1">254<text:tab/>0xFE<text:tab/>1111 1110</text:p>
        <text:p text:style-name="Standard">255<text:tab/>0xFF<text:tab/>1111 1111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6T18:43:11.87</meta:creation-date>
    <dc:date>2010-04-16T18:47:51.28</dc:date>
    <meta:editing-duration>PT00H04M41S</meta:editing-duration>
    <meta:editing-cycles>3</meta:editing-cycles>
    <meta:generator>OpenOffice.org/3.2$Win32 OpenOffice.org_project/320m12$Build-9483</meta:generator>
    <meta:print-date>2010-04-16T18:47:47.71</meta:print-date>
    <meta:document-statistic meta:table-count="0" meta:image-count="0" meta:object-count="0" meta:page-count="2" meta:paragraph-count="257" meta:word-count="1027" meta:character-count="4623"/>
  </office:meta>
</office:document-meta>
</file>